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öszönjük, hogy érdeklődésével megtisztelte cégünket, a Magyar Autókereskedőház Zrt.-t. Árajánlatunk az Ön által megadott paraméterek alapján készült. Járműveik ellenőrzött környezetből érkeznek hozzánk, eredetükre és műszaki állapotukra, kollégáink és cégünk a garancia. Reméljük, hogy az alábbiakban bemutatott autó elnyeri tetszését, illetve megfelel elvárásainak és Önt is üdvözölhetjük számos elégedett vásárlónk között.</text:p>
      <text:p text:style-name="Standard"/>
      <text:p text:style-name="Standard"><text:s/> Műszaki adatok  ár </text:p>
      <text:p text:style-name="Standard"><text:s/> 19.980 €  Nagyon jó ár  Mert Ár Értékelés </text:p>
      <text:p text:style-name="Standard"><text:s/></text:p>
      <text:p text:style-name="Standard"><text:s/> finanszírozás </text:p>
      <text:p text:style-name="Standard"><text:s/> Online finanszírozás rendelkezésre  Számolja havi részlet </text:p>
      <text:p text:style-name="Standard"><text:s/></text:p>
      <text:p text:style-name="Standard"><text:s/> kategória </text:p>
      <text:p text:style-name="Standard"><text:s/> SUV / Pickup </text:p>
      <text:p text:style-name="Standard"><text:s/></text:p>
      <text:p text:style-name="Standard"><text:s/> származás </text:p>
      <text:p text:style-name="Standard"><text:s/> német változata </text:p>
      <text:p text:style-name="Standard"><text:s/></text:p>
      <text:p text:style-name="Standard"><text:s/> távolság </text:p>
      <text:p text:style-name="Standard"><text:s/> 96.800 km </text:p>
      <text:p text:style-name="Standard"><text:s/></text:p>
      <text:p text:style-name="Standard"><text:s/> kapacitás </text:p>
      <text:p text:style-name="Standard"><text:s/> 1995 cc </text:p>
      <text:p text:style-name="Standard"><text:s/></text:p>
      <text:p text:style-name="Standard"><text:s/> teljesítmény </text:p>
      <text:p text:style-name="Standard"><text:s/> 135 kW (184 LE) </text:p>
      <text:p text:style-name="Standard"><text:s/></text:p>
      <text:p text:style-name="Standard"><text:s/> üzemanyag </text:p>
      <text:p text:style-name="Standard"><text:s/> dízel </text:p>
      <text:p text:style-name="Standard"><text:s/></text:p>
      <text:p text:style-name="Standard"><text:s/> fogyasztás  </text:p>
      <text:p text:style-name="Standard"><text:s/> info </text:p>
      <text:p text:style-name="Standard"><text:s/> A bemutatott adatok csak hozzávetőleges számok az Ajánlat készítő. Az értékek jelentik tapasztalatok a modell vagy egyéb forrásokból származó. </text:p>
      <text:p text:style-name="Standard"><text:s/></text:p>
      <text:p text:style-name="Standard"><text:s/></text:p>
      <text:p text:style-name="Standard"><text:s/> ≈ 5,6 l / 100 km (kombinált) </text:p>
      <text:p text:style-name="Standard"><text:s/> ≈ 6,1 l / 100 km (városi) </text:p>
      <text:p text:style-name="Standard"><text:s/> ≈ 5,3 l / 100 km (autópálya) </text:p>
      <text:p text:style-name="Standard"><text:s/></text:p>
      <text:p text:style-name="Standard"><text:s/></text:p>
      <text:p text:style-name="Standard"><text:s/> CO2-kibocsátás </text:p>
      <text:p text:style-name="Standard"><text:s/> ≈ 147 g / km (kombinált) </text:p>
      <text:p text:style-name="Standard"><text:s/></text:p>
      <text:p text:style-name="Standard"><text:s/> ülőhelyek száma </text:p>
      <text:p text:style-name="Standard"><text:s/> 5 </text:p>
      <text:p text:style-name="Standard"><text:s/></text:p>
      <text:p text:style-name="Standard"><text:s/> Ajtók száma </text:p>
      <text:p text:style-name="Standard"><text:s/> 4.5 </text:p>
      <text:p text:style-name="Standard"><text:s/></text:p>
      <text:p text:style-name="Standard"><text:s/> átvitel </text:p>
      <text:p text:style-name="Standard"><text:s/> automatikus </text:p>
      <text:p text:style-name="Standard"><text:s/></text:p>
      <text:p text:style-name="Standard"><text:s/> Emisszió osztály  </text:p>
      <text:p text:style-name="Standard"><text:s/> info </text:p>
      <text:p text:style-name="Standard"><text:s/> A kibocsátási osztály határozza meg az adót konzol egy jármű. Megtalálja őket a 14. rovatban a forgalmi engedélyben 1. rész (forgalmi). </text:p>
      <text:p text:style-name="Standard"><text:s/></text:p>
      <text:p text:style-name="Standard"><text:s/></text:p>
      <text:p text:style-name="Standard"><text:s/> Euro5 </text:p>
      <text:p text:style-name="Standard"><text:s/></text:p>
      <text:p text:style-name="Standard"><text:s/> környezet jelvény </text:p>
      <text:p text:style-name="Standard"><text:s/> 4 (zöld) </text:p>
      <text:p text:style-name="Standard"><text:s/></text:p>
      <text:p text:style-name="Standard"><text:s/> év </text:p>
      <text:p text:style-name="Standard"><text:s/> 05/2012 </text:p>
      <text:p text:style-name="Standard"><text:s/></text:p>
      <text:p text:style-name="Standard"><text:s/> Számú gépjármű-tulajdonosok </text:p>
      <text:p text:style-name="Standard"><text:s/> 1 </text:p>
      <text:p text:style-name="Standard"><text:s/></text:p>
      <text:p text:style-name="Standard"><text:s/> HU </text:p>
      <text:p text:style-name="Standard"><text:s/> 07/2019 </text:p>
      <text:p text:style-name="Standard"><text:s/></text:p>
      <text:p text:style-name="Standard"><text:s/> légkondícionálás </text:p>
      <text:p text:style-name="Standard"><text:s/> klíma </text:p>
      <text:p text:style-name="Standard"><text:s/></text:p>
      <text:p text:style-name="Standard"><text:s/> parkolás-segítő </text:p>
      <text:p text:style-name="Standard"><text:s/> Elöl, hátul, fényképezőgép </text:p>
      <text:p text:style-name="Standard"><text:s/></text:p>
      <text:p text:style-name="Standard"><text:s/> légzsák </text:p>
      <text:p text:style-name="Standard"><text:s/> Első, oldalsó és további légzsákok </text:p>
      <text:p text:style-name="Standard"><text:s/></text:p>
      <text:p text:style-name="Standard"><text:s/> Color (gyártó) </text:p>
      <text:p text:style-name="Standard"><text:s/> Zafírfekete Metál </text:p>
      <text:p text:style-name="Standard"><text:s/></text:p>
      <text:p text:style-name="Standard"><text:s/> szín </text:p>
      <text:p text:style-name="Standard"><text:s/> Fekete metál </text:p>
      <text:p text:style-name="Standard"><text:s/></text:p>
      <text:p text:style-name="Standard"><text:s/> belsőépítészeti </text:p>
      <text:p text:style-name="Standard"><text:s/> Teljes bőr, fekete </text:p>
      <text:p text:style-name="Standard"><text:s/></text:p>
      <text:p text:style-name="Standard"><text:s/></text:p>
      <text:p text:style-name="Standard"/>
      <text:p text:style-name="Standard">sor1</text:p>
      <text:p text:style-name="P1">sor2</text:p>
      <text:p text:style-name="Standard">sor3</text:p>
      <text:p text:style-name="Standard"/>
      <text:p text:style-name="Standard">Az Ön által kiválasztott modell szállítása a szerződés megkötésétől számított 5 héten belül történik meg. </text:p>
      <text:p text:style-name="Standard"/>
      <text:p text:style-name="Standard">Bízom abban, hogy az ajánlatunk felkeltette érdeklődését, további kérdéseivel kapcsolatban az alábbi elérhetőségeinken állunk rendelkezésé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or bor</meta:initial-creator>
    <meta:creation-date>2018-01-25T15:03:20</meta:creation-date>
    <dc:date>2018-01-25T16:59:00</dc:date>
    <dc:creator>vor bor</dc:creator>
    <meta:editing-duration>PT3M19S</meta:editing-duration>
    <meta:editing-cycles>4</meta:editing-cycles>
    <meta:generator>OpenOffice/4.1.5$Unix OpenOffice.org_project/415m1$Build-9789</meta:generator>
    <meta:document-statistic meta:table-count="0" meta:image-count="0" meta:object-count="0" meta:page-count="1" meta:paragraph-count="7" meta:word-count="84" meta:character-count="705"/>
  </office:meta>
</office:document-meta>
</file>